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7ec83" officeooo:paragraph-rsid="0007ec83"/>
    </style:style>
    <style:style style:name="P2" style:family="paragraph" style:parent-style-name="Standard">
      <style:paragraph-properties fo:text-align="justify" style:justify-single-word="false"/>
      <style:text-properties fo:language="en" fo:country="GB" officeooo:rsid="0009b4a9" officeooo:paragraph-rsid="0009b4a9"/>
    </style:style>
    <style:style style:name="P3" style:family="paragraph" style:parent-style-name="Standard">
      <style:text-properties fo:font-size="14pt" officeooo:paragraph-rsid="0007ec83" style:font-size-asian="14pt" style:font-size-complex="14pt"/>
    </style:style>
    <style:style style:name="P4" style:family="paragraph" style:parent-style-name="Standard">
      <style:text-properties fo:font-size="14pt" fo:language="en" fo:country="GB" fo:font-weight="bold" officeooo:rsid="0009b4a9" officeooo:paragraph-rsid="0007ec83" style:font-size-asian="14pt" style:font-weight-asian="bold" style:font-size-complex="14pt" style:font-weight-complex="bold"/>
    </style:style>
    <style:style style:name="P5" style:family="paragraph" style:parent-style-name="Standard">
      <style:paragraph-properties fo:text-align="justify" style:justify-single-word="false"/>
      <style:text-properties fo:language="en" fo:country="GB" officeooo:rsid="000a6e65" officeooo:paragraph-rsid="000a6e65"/>
    </style:style>
    <style:style style:name="T1" style:family="text">
      <style:text-properties fo:language="en" fo:country="GB" fo:font-weight="bold" officeooo:rsid="0007ec83" style:font-weight-asian="bold" style:font-weight-complex="bold"/>
    </style:style>
    <style:style style:name="T2" style:family="text">
      <style:text-properties fo:language="en" fo:country="GB" fo:font-weight="bold" officeooo:rsid="0009b4a9" style:font-weight-asian="bold" style:font-weight-complex="bold"/>
    </style:style>
    <style:style style:name="T3" style:family="text">
      <style:text-properties officeooo:rsid="000a6e6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hatting about fertilizers for </text:span><text:span text:style-name="T2">sunflowers</text:span></text:p>
      <text:p text:style-name="P4"/>
      <text:p text:style-name="P2">The farmer Ikbal has started his new cultivation of sunflowers, and he feels insecure about which fertilizer to choose among the several ones available. He would like to discuss a bit with some other farmers that grow sunflowers, and learn from their experience. So he decides to open the DREAM website and enter the “Forum” section. He reads the list of the already present discussion threads, and sees that there isn’t any discussion on fertilizers for sunflowers. Therefore, he decides to create a new thread selecting the “New Thread” button. He inserts the topic of the forum and creates the thread. Then he clicks on the “New Post” button and writes the first post of the forum, asking for advice about which fertilizer to use on a sunflowers field in the spring season.</text:p>
      <text:p text:style-name="P2">After a couple of hours, the <text:span text:style-name="T3">farmer Monisha opens the “Forum” section of the DREAM website, as she does every evening, to keep up with the latest conversations between her colleagues. She notices that a new thread has been created, and selects it from the list of discussion threads to visualize the posts inside it. She reads the post written by Ikbal, and as she is quite expert in the cultivation of sunflowers, she decides to give some advice to Ikbal. She creates a new post, where she explains Ikbal that every fertillizer with a good amount of nitrogen and phosphorus is good for sunflowers, and points to him a couple of fertilizer which she has successfully used for her sunflowers.</text:span></text:p>
      <text:p text:style-name="P5">The next day, Ikbal opens again the “Forum” section of the DREAM website, curious to see if someone wrote on the thread that the created. He is glad to see not only the post from Monisha, but also a couple of other posts from other two farmers, discussing about the fertilizers. He writes another post to thank Monisha and the other farmer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14:30:07.034502018</meta:creation-date>
    <dc:date>2021-11-03T15:02:37.008988836</dc:date>
    <meta:editing-duration>PT1S</meta:editing-duration>
    <meta:editing-cycles>1</meta:editing-cycles>
    <meta:generator>LibreOffice/6.4.7.2$Linux_X86_64 LibreOffice_project/40$Build-2</meta:generator>
    <meta:document-statistic meta:table-count="0" meta:image-count="0" meta:object-count="0" meta:page-count="1" meta:paragraph-count="4" meta:word-count="321" meta:character-count="1849" meta:non-whitespace-character-count="1532"/>
  </office:meta>
</office:document-meta>
</file>